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de7db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7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8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c4160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1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2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3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cf3f"/>
    </style:style>
    <style:style style:name="P24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079a87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f70d1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05cf3f" style:font-style-asian="italic" style:font-style-complex="italic"/>
    </style:style>
    <style:style style:name="T14" style:family="text">
      <style:text-properties fo:font-style="italic" officeooo:rsid="0004fc40" style:font-style-asian="italic" style:font-style-complex="italic"/>
    </style:style>
    <style:style style:name="T15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e7d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5cf3f" style:font-weight-asian="bold" style:font-weight-complex="bold"/>
    </style:style>
    <style:style style:name="T25" style:family="text">
      <style:text-properties fo:font-weight="bold" officeooo:rsid="0004fc40" style:font-weight-asian="bold" style:font-weight-complex="bold"/>
    </style:style>
    <style:style style:name="T26" style:family="text">
      <style:text-properties fo:font-weight="bold" officeooo:rsid="000c4160" style:font-weight-asian="bold" style:font-weight-complex="bold"/>
    </style:style>
    <style:style style:name="T27" style:family="text">
      <style:text-properties fo:font-weight="bold" officeooo:rsid="00121d8a" style:font-weight-asian="bold" style:font-weight-complex="bold"/>
    </style:style>
    <style:style style:name="T28" style:family="text">
      <style:text-properties fo:color="#00615e" fo:font-size="18pt" style:text-underline-style="solid" style:text-underline-width="auto" style:text-underline-color="font-color" fo:font-weight="bold"/>
    </style:style>
    <style:style style:name="T29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0" style:family="text">
      <style:text-properties officeooo:rsid="0004fc40"/>
    </style:style>
    <style:style style:name="T31" style:family="text">
      <style:text-properties fo:font-style="normal" style:text-underline-style="none" fo:font-weight="bold" officeooo:rsid="00079a87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0f70d1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079a87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c302b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f70d1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0d90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0de7d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officeooo:rsid="000de7db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style:font-style-asian="normal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c4160" style:font-weight-asian="normal" style:font-weight-complex="normal"/>
    </style:style>
    <style:style style:name="T59" style:family="text">
      <style:text-properties fo:font-weight="normal" officeooo:rsid="00121d8a" style:font-weight-asian="normal" style:font-weight-complex="normal"/>
    </style:style>
    <style:style style:name="T60" style:family="text">
      <style:text-properties fo:font-weight="normal" officeooo:rsid="00129878" style:font-weight-asian="normal" style:font-weight-complex="normal"/>
    </style:style>
    <style:style style:name="T61" style:family="text">
      <style:text-properties fo:font-weight="normal" officeooo:rsid="00174cb8" style:font-weight-asian="normal" style:font-weight-complex="normal"/>
    </style:style>
    <style:style style:name="T62" style:family="text">
      <style:text-properties officeooo:rsid="0005cf3f"/>
    </style:style>
    <style:style style:name="T63" style:family="text">
      <style:text-properties officeooo:rsid="00069b3c"/>
    </style:style>
    <style:style style:name="T64" style:family="text">
      <style:text-properties officeooo:rsid="000c4160"/>
    </style:style>
    <style:style style:name="T65" style:family="text">
      <style:text-properties officeooo:rsid="00121d8a"/>
    </style:style>
    <style:style style:name="T66" style:family="text">
      <style:text-properties officeooo:rsid="0014cd6a"/>
    </style:style>
    <style:style style:name="T67" style:family="text">
      <style:text-properties officeooo:rsid="0015b37e"/>
    </style:style>
    <style:style style:name="T68" style:family="text">
      <style:text-properties officeooo:rsid="00174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6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7">Iniziare partita</text:p>
      <text:p text:style-name="P18">iniziaCreazionePartita(porta, parolaChiave)</text:p>
      <text:p text:style-name="P2"><text:span text:style-name="T22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2">Postcondizioni</text:span>: viene creato un oggetto <text:span text:style-name="T4">Server</text:span> con attributi pari ai parametri dell’operazione.</text:p>
      <text:p text:style-name="P2"/>
      <text:p text:style-name="P18">creaPartita(robodromo, nMaxGiocatori, nRobotPerGiocatore, condizioneFinePartita, upgradeInizialiSiONo)</text:p>
      <text:p text:style-name="P2"><text:span text:style-name="T22">Precondizioni: </text:span>esiste un oggetto <text:span text:style-name="T4">Server </text:span><text:span text:style-name="T22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2">primo, primi3, tutti</text:span>, <text:span text:style-name="T4">upgradeInizialiSiONo</text:span> è <text:span text:style-name="T22">sì</text:span> oppure <text:span text:style-name="T22">no</text:span>.</text:p>
      <text:p text:style-name="P2"/>
      <text:p text:style-name="P2"><text:span text:style-name="T22">Postcondizioni</text:span>: viene creato un oggetto <text:span text:style-name="T4">Partita </text:span><text:span text:style-name="T22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2">no.</text:span></text:p>
      <text:p text:style-name="P2"><text:span text:style-name="T22">P </text:span>viene associata al <text:span text:style-name="T4">Server</text:span> <text:span text:style-name="T22">S</text:span>.</text:p>
      <text:p text:style-name="P2">Il <text:span text:style-name="T4">Manager</text:span> <text:span text:style-name="T22">M</text:span> <text:span text:style-name="T4">crea</text:span> <text:span text:style-name="T22">P</text:span>.</text:p>
      <text:p text:style-name="P2"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P</text:span> <text:span text:style-name="T4">ha</text:span> <text:span text:style-name="T22">R</text:span>.</text:p>
      <text:p text:style-name="P2">Vengono creati <text:span text:style-name="T4">n</text:span> (vedi <text:span text:style-name="T22">regole di business</text:span>) <text:span text:style-name="T4">Robot</text:span> <text:span text:style-name="T4">disponibili in </text:span><text:span text:style-name="T22">P</text:span> con <text:span text:style-name="T4">nome </text:span>e <text:span text:style-name="T4">colore</text:span> come da <text:span text:style-name="T22">regole di business</text:span>.</text:p>
      <text:p text:style-name="P18">avvi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 </text:span>i <text:span text:style-name="T4">partecipanti</text:span> di <text:span text:style-name="T22">P </text:span>sono almeno 2 e non più di <text:span text:style-name="T4">nMaxGiocatori </text:span>di <text:span text:style-name="T22">P</text:span>. Sul <text:span text:style-name="T4">Robodromo </text:span>di <text:span text:style-name="T22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2">P </text:span><text:span text:style-name="T4">controlla</text:span> al massimo <text:span text:style-name="T4">nRobotPerGiocatore</text:span> di <text:span text:style-name="T22">P</text:span>.</text:p>
      <text:p text:style-name="P12">Postcondizioni:</text:p>
      <text:p text:style-name="P2">L’attributo <text:span text:style-name="T4">avviataSiONo </text:span><text:s/>di <text:span text:style-name="T22">P</text:span> viene impostato a <text:span text:style-name="T22">sì</text:span>.</text:p>
      <text:p text:style-name="P2">Se <text:span text:style-name="T4">upgradeInizialiSiONo </text:span>in <text:span text:style-name="T22">P</text:span> è pari a <text:span text:style-name="T22">sì</text:span>, l’attributo <text:span text:style-name="T4">upgrade </text:span>di ciascun <text:span text:style-name="T4">RobotInPartita</text:span> viene assegnato come da <text:span text:style-name="T22">regole di business. </text:span></text:p>
      <text:p text:style-name="P18"><text:soft-page-break/>annull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</text:span> </text:p>
      <text:p text:style-name="P2"><text:span text:style-name="T22">Postcondizioni: </text:span>Vengono eliminati: l’oggetto<text:span text:style-name="T22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2">P</text:span>, le <text:span text:style-name="T4">Richieste di Partecipazione</text:span> <text:span text:style-name="T4">relative </text:span>a <text:span text:style-name="T22">P</text:span>, e tutte le altre associazioni di <text:span text:style-name="T22">P</text:span>.</text:p>
      <text:p text:style-name="P17">Gestire richieste di partecipazione</text:p>
      <text:p text:style-name="P18">accettaRichiesta(richiesta, robot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2">P</text:span>.</text:p>
      <text:p text:style-name="P12">Postcondizioni:</text:p>
      <text:p text:style-name="P2">Ciascun <text:span text:style-name="T4">Robot </text:span><text:span text:style-name="T22">Rb</text:span><text:span text:style-name="T4"> </text:span>nella lista <text:span text:style-name="T4">robot</text:span> <text:span text:style-name="T4">gareggia sul Robodromo </text:span><text:span text:style-name="T22">R</text:span> associato a <text:span text:style-name="T22">P</text:span> con <text:span text:style-name="T4">dockDiPartenza</text:span> assegnato come da <text:span text:style-name="T22">regole di business</text:span> e <text:span text:style-name="T22">Rb</text:span> non è più <text:span text:style-name="T4">disponibile in </text:span><text:span text:style-name="T22">P</text:span>. </text:p>
      <text:p text:style-name="P2">Il <text:span text:style-name="T4">Giocatore</text:span> <text:span text:style-name="T22">G</text:span> <text:span text:style-name="T4">partecipa </text:span>a<text:span text:style-name="T4"> </text:span><text:span text:style-name="T22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2">sì</text:span>.</text:p>
      <text:p text:style-name="P2"/>
      <text:p text:style-name="P2"/>
      <text:p text:style-name="P18">rifiutaRichiesta(richiesta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12">Postcondizioni:</text:p>
      <text:p text:style-name="P2">L’attributo <text:span text:style-name="T4">accettataSiONo</text:span> di <text:span text:style-name="T4">richiesta</text:span> viene impostato a <text:span text:style-name="T22">no</text:span>.</text:p>
      <text:p text:style-name="P12"/>
      <text:p text:style-name="P2"/>
      <text:p text:style-name="P16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7"><text:soft-page-break/>Allenarsi </text:p>
      <text:p text:style-name="P18">iniziaAllenamento()</text:p>
      <text:p text:style-name="P2"><text:span text:style-name="T22">Precondizioni: </text:span><text:span text:style-name="T4"><text:s/></text:span><text:span text:style-name="T22">G </text:span>vuole iniziare un nuovo <text:span text:style-name="T4">Allenamento </text:span><text:span text:style-name="T22">A.</text:span></text:p>
      <text:p text:style-name="P2"><text:span text:style-name="T22">Postcondizioni: </text:span>Viene creato un oggetto <text:span text:style-name="T4">Allenamento </text:span><text:span text:style-name="T22">A . <text:s/></text:span>viene creato un oggetto <text:s text:c="2"/><text:span text:style-name="T4">Robot In Allenamento </text:span><text:span text:style-name="T22">RA.</text:span></text:p>
      <text:p text:style-name="P2"/>
      <text:p text:style-name="P18">sceltaRobodromo(robodromo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 </text:span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A</text:span> <text:span text:style-name="T4">ha</text:span> <text:span text:style-name="T22">R</text:span>.</text:p>
      <text:p text:style-name="P13"/>
      <text:p text:style-name="P13"/>
      <text:p text:style-name="P18">richiediPoolIstruzioni(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</text:span><text:span text:style-name="T6"> </text:span>Vengono creati <text:span text:style-name="T4">n</text:span> oggetti <text:span text:style-name="T4">scheda Istruzione </text:span>e vengono resi visibili a <text:span text:style-name="T22">G.</text:span></text:p>
      <text:p text:style-name="P18"/>
      <text:p text:style-name="P18">creaProgramma()</text:p>
      <text:p text:style-name="P2"><text:span text:style-name="T22">Precondizioni: </text:span>-</text:p>
      <text:p text:style-name="P2"><text:span text:style-name="T22">Postcondizioni:</text:span><text:span text:style-name="T6"> </text:span>viene creato un oggetto <text:span text:style-name="T4">Programma</text:span> <text:span text:style-name="T22">P </text:span>posseduto da <text:s/><text:span text:style-name="T4">Robot In Allenamento </text:span><text:span text:style-name="T22">RA. </text:span></text:p>
      <text:p text:style-name="P18">aggiugi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8">elimina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8"><text:soft-page-break/>modificaOrdine(scheda1, scheda2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1, scheda2</text:span> sono <text:span text:style-name="T4">scheda Istruzione</text:span></text:p>
      <text:p text:style-name="P2"><text:span text:style-name="T22">Postcondizioni:</text:span><text:span text:style-name="T6"> </text:span><text:span text:style-name="T4">scheda1, scheda2 </text:span>vengono scambiate di ordine in <text:span text:style-name="T22">P. </text:span><text:span text:style-name="T4">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8">posizionaRobot(pos)</text:p>
      <text:p text:style-name="P2"><text:span text:style-name="T22">Precondizioni: </text:span>Esiste <text:span text:style-name="T4">Robot In Allenamento </text:span><text:span text:style-name="T22">RA.</text:span></text:p>
      <text:p text:style-name="P2">Pos è una posizione sul robodromo.</text:p>
      <text:p text:style-name="P2"><text:span text:style-name="T22">Postcondizioni:</text:span><text:span text:style-name="T6"> <text:s/></text:span>l’attributo<text:span text:style-name="T4"> posizioneInizialeSulRobodromo</text:span> di <text:span text:style-name="T22">RA</text:span> viene modificato con il parametro <text:span text:style-name="T4">pos</text:span>.</text:p>
      <text:p text:style-name="P2"/>
      <text:p text:style-name="P18">eseguiProgramma(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NO, </text:span>esiste <text:span text:style-name="T4">Robot In Allenamento </text:span><text:span text:style-name="T22">RA </text:span>che <text:span text:style-name="T4">possiede </text:span>un <text:span text:style-name="T4">programma</text:span> <text:span text:style-name="T22">P </text:span>con l’attributo <text:span text:style-name="T4">InEsecuzioneSiONo</text:span> = <text:span text:style-name="T22">NO</text:span>.</text:p>
      <text:p text:style-name="P12">Postcondizioni</text:p>
      <text:p text:style-name="P2">Viene creata un’associazione <text:span text:style-name="T4">corrente </text:span>tra <text:span text:style-name="T22">P </text:span>e una <text:span text:style-name="T4">scheda istruzione.</text:span></text:p>
      <text:p text:style-name="P2">L’attributo <text:s/><text:span text:style-name="T4">InEsecuzioneSiONo</text:span> di <text:span text:style-name="T22">P</text:span> viene impostato a <text:span text:style-name="T22">SI</text:span>. </text:p>
      <text:p text:style-name="P2"/>
      <text:p text:style-name="P18">metteInPausa()</text:p>
      <text:p text:style-name="P2"><text:span text:style-name="T22">Precondizioni: </text:span>Esiste un Allenamento <text:span text:style-name="T22">A</text:span> che ha l’attributo <text:span text:style-name="T4">inPausaSiONo</text:span> = <text:span text:style-name="T22">NO. </text:span>Esiste un <text:span text:style-name="T4">programma </text:span><text:span text:style-name="T22">P <text:s/></text:span>con l’attributo <text:span text:style-name="T4">InEsecuzioneSiONo</text:span> = <text:span text:style-name="T22">SI</text:span>.</text:p>
      <text:p text:style-name="P2"><text:span text:style-name="T22">Postcondizioni</text:span>: L’attributo <text:s/><text:span text:style-name="T4">inPausaSiONo</text:span> di <text:span text:style-name="T22">A</text:span> viene impostato a <text:span text:style-name="T22">SI</text:span> . L’attributo <text:span text:style-name="T4">InEsecuzioneSiONo</text:span> <text:s/>di <text:span text:style-name="T22">P</text:span> impostato a <text:span text:style-name="T22">NO.</text:span></text:p>
      <text:p text:style-name="P14"/>
      <text:p text:style-name="P18">vaiIstruzione(istruzione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pan text:style-name="T4">Istruzione </text:span><text:s/>è una <text:span text:style-name="T4">scheda Istruzione.</text:span></text:p>
      <text:p text:style-name="P2"><text:span text:style-name="T22">Postcondizioni</text:span>: la <text:span text:style-name="T4">scheda istruzione </text:span><text:span text:style-name="T22">corrente </text:span>di <text:span text:style-name="T22">P </text:span>viene modificata a <text:span text:style-name="T4">istruzione.</text:span> </text:p>
      <text:p text:style-name="P14"/>
      <text:p text:style-name="P18">resume()</text:p>
      <text:p text:style-name="P2"><text:span text:style-name="T22">Precondizioni: </text:span>Esiste un Allenamento <text:span text:style-name="T22">A </text:span>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oft-page-break/><text:span text:style-name="T22">Postcondizioni</text:span><text:span text:style-name="T6">: </text:span>L’attributo <text:span text:style-name="T4">inPausaSiONo</text:span> di <text:span text:style-name="T22">A</text:span> viene impostato a <text:span text:style-name="T22">NO</text:span>. L’attributo <text:span text:style-name="T4">InEsecuzioneSiONo</text:span> <text:s/>di <text:span text:style-name="T22">P</text:span> impostato a <text:span text:style-name="T22">SI.</text:span></text:p>
      <text:p text:style-name="P2"/>
      <text:p text:style-name="P18">terminaEsecuzione()</text:p>
      <text:p text:style-name="P2"><text:span text:style-name="T22">Precondizioni: </text:span>Esiste un Allenamento <text:span text:style-name="T22">A </text:span>ed<text:span text:style-name="T22"> </text:span>esiste<text:span text:style-name="T4"> </text:span>un <text:span text:style-name="T4">programma</text:span> <text:span text:style-name="T22">P </text:span>con l’attributo <text:span text:style-name="T4">inEsecuzioneSiONo</text:span> = <text:span text:style-name="T22">SI.</text:span></text:p>
      <text:p text:style-name="P2"><text:span text:style-name="T22">Postcondizioni</text:span><text:span text:style-name="T6">: </text:span>La lista di <text:span text:style-name="T4">stati </text:span>di <text:span text:style-name="T22">A </text:span>viene <text:s/>impostata ai valori iniziali.</text:p>
      <text:p text:style-name="P2">L’attributo <text:s/><text:span text:style-name="T4">InEsecuzioneSiONo</text:span> di <text:span text:style-name="T22">P</text:span> viene impostato a <text:span text:style-name="T22">NO. </text:span></text:p>
      <text:p text:style-name="P2"/>
      <text:p text:style-name="P18">terminaAllenamento()</text:p>
      <text:p text:style-name="P2"><text:span text:style-name="T22">Precondizioni: </text:span>Esiste<text:span text:style-name="T4"> </text:span>un <text:span text:style-name="T4">programma</text:span> <text:span text:style-name="T22">P</text:span> con l’attributo <text:span text:style-name="T4">inEsecuzioneSiONo</text:span> = <text:span text:style-name="T22">NO.</text:span></text:p>
      <text:p text:style-name="P3"><text:span text:style-name="T22">Postcondizioni</text:span><text:span text:style-name="T6">: </text:span><text:span text:style-name="T22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8">Subset #</text:span><text:span text:style-name="T29">3</text:span></text:p>
      <text:p text:style-name="P15"/>
      <text:p text:style-name="P15"><text:span text:style-name="T3">Precondizione globale</text:span>: <text:span text:style-name="T62">esiste una </text:span><text:span text:style-name="T13">partita</text:span><text:span text:style-name="T62"> avviata </text:span><text:span text:style-name="T24">P</text:span><text:span text:style-name="T62">, </text:span>esist<text:span text:style-name="T62">ono uno o più</text:span> <text:span text:style-name="T4">giocator</text:span><text:span text:style-name="T7">i</text:span> <text:span text:style-name="T23">G</text:span><text:span text:style-name="T25">(1..n)</text:span><text:span text:style-name="T30"> che partecipano a </text:span><text:span text:style-name="T25">P</text:span><text:span text:style-name="T30"> e ciascuno controlla almeno un </text:span><text:span text:style-name="T14">robot</text:span><text:span text:style-name="T30">, ciò vale </text:span>dall’inizio del caso d’uso e resta lo stesso per tutto l’UC.</text:p>
      <text:p text:style-name="P24">Giocare</text:p>
      <text:p text:style-name="P23"><text:span text:style-name="T62">iniziaPartita</text:span>(<text:span text:style-name="T63">username</text:span>)</text:p>
      <text:p text:style-name="P4"><text:span text:style-name="T22">Precondizioni:</text:span><text:span text:style-name="T57"> -</text:span></text:p>
      <text:p text:style-name="P4"><text:span text:style-name="T35">Postcondizioni:</text:span><text:span text:style-name="T36"> </text:span><text:span text:style-name="T37">a</text:span><text:span text:style-name="T38">d ogni</text:span><text:span text:style-name="T37"> </text:span><text:span text:style-name="T8">robot</text:span><text:span text:style-name="T37"> del giocatore </text:span><text:span text:style-name="T31">G</text:span><text:span text:style-name="T37"> viene assegnata una </text:span><text:span text:style-name="T8">posizione</text:span><text:span text:style-name="T37"> e un </text:span><text:span text:style-name="T8">upgrade</text:span><text:span text:style-name="T37"> inizial</text:span><text:span text:style-name="T38">e</text:span><text:span text:style-name="T36">.</text:span></text:p>
      <text:p text:style-name="P4"><text:span text:style-name="T36"/></text:p>
      <text:p text:style-name="P19"><text:span text:style-name="T64">getSchede</text:span>(<text:span text:style-name="T64">puntiVita</text:span>)</text:p>
      <text:p text:style-name="P5"><text:span text:style-name="T22">Precondizioni:</text:span><text:span text:style-name="T57"> </text:span><text:span text:style-name="T58">il giocatore ha un </text:span><text:span text:style-name="T15">robot</text:span><text:span text:style-name="T58"> </text:span><text:span text:style-name="T26">R</text:span><text:span text:style-name="T58"> con un attributo </text:span><text:span text:style-name="T15">puntiVita</text:span><text:span text:style-name="T58"> e senza pool di schede instuzione</text:span><text:span text:style-name="T57">.</text:span></text:p>
      <text:p text:style-name="P6"><text:span text:style-name="T16">p</text:span><text:span text:style-name="T15">untiVit</text:span><text:span text:style-name="T16">a </text:span><text:span text:style-name="T45">è il numero di hit point di </text:span><text:span text:style-name="T52">R</text:span><text:span text:style-name="T45">.</text:span></text:p>
      <text:p text:style-name="P5"><text:span text:style-name="T35">Postcondizioni:</text:span><text:span text:style-name="T36"> </text:span><text:span text:style-name="T39">ad </text:span><text:span text:style-name="T32">R</text:span><text:span text:style-name="T39"> viene assegnat</text:span><text:span text:style-name="T40">o il pool di</text:span><text:span text:style-name="T39"> </text:span><text:span text:style-name="T9">schede istruzione</text:span><text:span text:style-name="T36">.</text:span></text:p>
      <text:p text:style-name="P5"><text:span text:style-name="T36"/></text:p>
      <text:p text:style-name="P20"><text:span text:style-name="T65">programmaRegistro</text:span>(<text:span text:style-name="T65">robot, registro, scheda</text:span>)</text:p>
      <text:p text:style-name="P7"><text:soft-page-break/><text:span text:style-name="T22">Precondizioni: </text:span><text:span text:style-name="T58">il giocatore ha un </text:span><text:span text:style-name="T15">robot</text:span><text:span text:style-name="T58"> </text:span><text:span text:style-name="T26">R</text:span><text:span text:style-name="T58"> </text:span><text:span text:style-name="T59">con un </text:span><text:span text:style-name="T17">registro</text:span><text:span text:style-name="T59"> </text:span><text:span text:style-name="T27">RE</text:span><text:span text:style-name="T59"> vuoto e non bloccato. </text:span><text:span text:style-name="T60">s</text:span><text:span text:style-name="T17">cheda </text:span><text:span text:style-name="T46">è una scheda istruzione.</text:span></text:p>
      <text:p text:style-name="P7"><text:span text:style-name="T35">Postcondizioni: </text:span><text:span text:style-name="T10">scheda</text:span><text:span text:style-name="T41"> viene assegnata a </text:span><text:span text:style-name="T33">RE</text:span><text:span text:style-name="T41">.</text:span></text:p>
      <text:p text:style-name="P7"><text:span text:style-name="T41"/></text:p>
      <text:p text:style-name="P21"><text:span text:style-name="T66">spegniRobot</text:span>(<text:span text:style-name="T66">robot</text:span>)</text:p>
      <text:p text:style-name="P8"><text:span text:style-name="T22">Precondizioni:</text:span><text:span text:style-name="T57"> </text:span><text:span text:style-name="T47">l'attributo </text:span><text:span text:style-name="T18">spentoSiONo</text:span><text:span text:style-name="T47"> di </text:span><text:span text:style-name="T18">robot</text:span><text:span text:style-name="T47"> è settato a </text:span><text:span text:style-name="T53">NO</text:span><text:span text:style-name="T36">.</text:span></text:p>
      <text:p text:style-name="P9"><text:span text:style-name="T22">Postcondizioni</text:span><text:span text:style-name="T56">:</text:span><text:span text:style-name="T44"> </text:span><text:span text:style-name="T47">l'attributo </text:span><text:span text:style-name="T18">spentoSiONo</text:span><text:span text:style-name="T47"> di </text:span><text:span text:style-name="T18">robot</text:span><text:span text:style-name="T47"> viene assegnato a </text:span><text:span text:style-name="T53">SI</text:span><text:span text:style-name="T36">.</text:span></text:p>
      <text:p text:style-name="P9"/>
      <text:p text:style-name="P22"><text:span text:style-name="T67">attivaUpgrade</text:span>(<text:span text:style-name="T68">upgrade</text:span>)</text:p>
      <text:p text:style-name="P11"><text:span text:style-name="T22">Precondizioni:</text:span><text:span text:style-name="T57"> </text:span><text:span text:style-name="T61">il </text:span><text:span text:style-name="T19">robot</text:span><text:span text:style-name="T48"> </text:span><text:span text:style-name="T54">R</text:span><text:span text:style-name="T48"> ha attributo </text:span><text:span text:style-name="T18">spentoSiONo </text:span><text:span text:style-name="T48">= </text:span><text:span text:style-name="T54">NO</text:span><text:span text:style-name="T48"> </text:span><text:span text:style-name="T51">e </text:span><text:span text:style-name="T20">upgrade</text:span><text:span text:style-name="T49"> </text:span><text:span text:style-name="T50">ha attributo </text:span><text:span text:style-name="T21">attivatoSiONo </text:span><text:span text:style-name="T50">= </text:span><text:span text:style-name="T55">NO</text:span><text:span text:style-name="T49">.</text:span></text:p>
      <text:p text:style-name="P10"><text:span text:style-name="T35">Postcondizioni:</text:span><text:span text:style-name="T11"> </text:span><text:span text:style-name="T42">l'attributo</text:span><text:span text:style-name="T43"> </text:span><text:span text:style-name="T12">attivatoSiONo </text:span><text:span text:style-name="T42">di </text:span><text:span text:style-name="T11">upgrade</text:span><text:span text:style-name="T34"> </text:span><text:span text:style-name="T42">viene settato a </text:span><text:span text:style-name="T34">SI</text:span><text:span text:style-name="T3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9T10:36:54.682692188</dc:date>
    <meta:editing-duration>PT2H2M19S</meta:editing-duration>
    <meta:editing-cycles>29</meta:editing-cycles>
    <meta:document-statistic meta:table-count="0" meta:image-count="0" meta:object-count="0" meta:page-count="6" meta:paragraph-count="108" meta:word-count="1027" meta:character-count="7340" meta:non-whitespace-character-count="6383"/>
  </office:meta>
</office:document-meta>
</file>